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335in"/>
    </style:style>
    <style:style style:name="co3" style:family="table-column">
      <style:table-column-properties fo:break-before="auto" style:column-width="0.9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5" style:family="table-cell" style:parent-style-name="Default" style:data-style-name="N50"/>
    <style:style style:name="ce6" style:family="table-cell" style:parent-style-name="Default" style:data-style-name="N43"/>
    <style:style style:name="ce3" style:family="table-cell" style:parent-style-name="Default" style:data-style-name="N121"/>
    <style:style style:name="ce4" style:family="table-cell" style:parent-style-name="Default" style:data-style-name="N12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ast ID</text:p>
          </table:table-cell>
          <table:table-cell table:style-name="Default" office:value-type="string" calcext:value-type="string">
            <text:p>210408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n: </text:p>
          </table:table-cell>
          <table:table-cell table:style-name="Default" office:value-type="string" calcext:value-type="string">
            <text:p>Guatemala Atilan Agricultores Santiag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de</text:p>
          </table:table-cell>
          <table:table-cell table:style-name="Default" office:value-type="string" calcext:value-type="string">
            <text:p>GCX-66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ast Date</text:p>
          </table:table-cell>
          <table:table-cell table:style-name="ce5" office:value-type="date" office:date-value="2021-04-08T17:55:46.23" calcext:value-type="date">
            <text:p>04/08/21 05:55 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ght (g)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ght after roast (g)</text:p>
          </table:table-cell>
          <table:table-cell table:style-name="Default"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A (exhaust fan)</text:p>
          </table:table-cell>
          <table:table-cell office:value-type="string" calcext:value-type="string">
            <text:p>B (chamber wall)</text:p>
          </table:table-cell>
        </table:table-row>
        <table:table-row table:style-name="ro1">
          <table:table-cell/>
          <table:table-cell office:value-type="time" office:time-value="PT18H06M00S" calcext:value-type="time">
            <text:p>06:06:00 PM</text:p>
          </table:table-cell>
          <table:table-cell office:value-type="string" calcext:value-type="string">
            <text:p>on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8H09M00S" calcext:value-type="time">
            <text:p>06:09:00 PM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time" office:time-value="PT18H11M00S" calcext:value-type="time">
            <text:p>06:11:00 PM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time" office:time-value="PT18H12M00S" calcext:value-type="time">
            <text:p>06:12:00 PM</text:p>
          </table:table-cell>
          <table:table-cell office:value-type="string" calcext:value-type="string">
            <text:p>cooling?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8H14M00S" calcext:value-type="time">
            <text:p>06:14:00 PM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time" office:time-value="PT18H24M00S" calcext:value-type="time">
            <text:p>06:24:00 PM</text:p>
          </table:table-cell>
          <table:table-cell office:value-type="string" calcext:value-type="string">
            <text:p>restart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time" office:time-value="PT18H26M00S" calcext:value-type="time">
            <text:p>06:26:00 PM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time" office:time-value="PT18H27M00S" calcext:value-type="time">
            <text:p>06:27:00 PM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/>
          <table:table-cell office:value-type="time" office:time-value="PT18H28M00S" calcext:value-type="time">
            <text:p>06:28:00 PM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/>
          <table:table-cell office:value-type="time" office:time-value="PT18H30M00S" calcext:value-type="time">
            <text:p>06:30:00 PM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/>
          <table:table-cell office:value-type="time" office:time-value="PT18H31M20S" calcext:value-type="time">
            <text:p>06:31:20 PM</text:p>
          </table:table-cell>
          <table:table-cell office:value-type="string" calcext:value-type="string">
            <text:p>beep warning</text:p>
          </table:table-cell>
          <table:table-cell office:value-type="float" office:value="334" calcext:value-type="float">
            <text:p>334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time" office:time-value="PT18H32M40S" calcext:value-type="time">
            <text:p>06:32:40 PM</text:p>
          </table:table-cell>
          <table:table-cell office:value-type="string" calcext:value-type="string">
            <text:p>Add 10</text:p>
          </table:table-cell>
          <table:table-cell office:value-type="float" office:value="348" calcext:value-type="float">
            <text:p>34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/>
          <table:table-cell office:value-type="time" office:time-value="PT18H34M44S" calcext:value-type="time">
            <text:p>06:34:44 PM</text:p>
          </table:table-cell>
          <table:table-cell office:value-type="string" calcext:value-type="string">
            <text:p>cooling again!</text:p>
          </table:table-cell>
          <table:table-cell office:value-type="float" office:value="360" calcext:value-type="float">
            <text:p>36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/>
          <table:table-cell office:value-type="time" office:time-value="PT18H41M20S" calcext:value-type="time">
            <text:p>06:41:20 PM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time" office:time-value="PT18H47M20S" calcext:value-type="time">
            <text:p>06:47:20 PM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ast ID</text:p>
          </table:table-cell>
          <table:table-cell table:style-name="Default" office:value-type="string" calcext:value-type="string">
            <text:p>210408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n: </text:p>
          </table:table-cell>
          <table:table-cell table:style-name="Default" office:value-type="string" calcext:value-type="string">
            <text:p>Guatemala Atilan Agricultores Santiag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de</text:p>
          </table:table-cell>
          <table:table-cell table:style-name="Default" office:value-type="string" calcext:value-type="string">
            <text:p>GCX-66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ast Date</text:p>
          </table:table-cell>
          <table:table-cell table:style-name="ce5" office:value-type="date" office:date-value="2021-04-08T18:48:23" calcext:value-type="date">
            <text:p>04/08/21 06:48 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ght (g)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ght after roast (g)</text:p>
          </table:table-cell>
          <table:table-cell table:style-name="Default"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A (exhaust fan)</text:p>
          </table:table-cell>
          <table:table-cell office:value-type="string" calcext:value-type="string">
            <text:p>B (chamber wall)</text:p>
          </table:table-cell>
        </table:table-row>
        <table:table-row table:style-name="ro1">
          <table:table-cell/>
          <table:table-cell office:value-type="time" office:time-value="PT18H50M45S" calcext:value-type="time">
            <text:p>06:50:45 PM</text:p>
          </table:table-cell>
          <table:table-cell office:value-type="string" calcext:value-type="string">
            <text:p>On, ¼, P2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8H56M00S" calcext:value-type="time">
            <text:p>06:56:00 PM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/>
          <table:table-cell office:value-type="time" office:time-value="PT18H58M30S" calcext:value-type="time">
            <text:p>06:58:30 PM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/>
          <table:table-cell office:value-type="time" office:time-value="PT19H00M00S" calcext:value-type="time">
            <text:p>07:00:00 PM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/>
          <table:table-cell office:value-type="time" office:time-value="PT19H01M15S" calcext:value-type="time">
            <text:p>07:01:15 PM</text:p>
          </table:table-cell>
          <table:table-cell office:value-type="string" calcext:value-type="string">
            <text:p>C</text:p>
          </table:table-cell>
          <table:table-cell office:value-type="float" office:value="366" calcext:value-type="float">
            <text:p>3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/>
          <table:table-cell office:value-type="time" office:time-value="PT19H01M44S" calcext:value-type="time">
            <text:p>07:01:44 PM</text:p>
          </table:table-cell>
          <table:table-cell office:value-type="string" calcext:value-type="string">
            <text:p>cracks!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9H02M20S" calcext:value-type="time">
            <text:p>07:02:20 PM</text:p>
          </table:table-cell>
          <table:table-cell office:value-type="string" calcext:value-type="string">
            <text:p>cool</text:p>
          </table:table-cell>
          <table:table-cell office:value-type="float" office:value="381" calcext:value-type="float">
            <text:p>381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/>
          <table:table-cell office:value-type="time" office:time-value="PT19H04M00S" calcext:value-type="time">
            <text:p>07:04:00 PM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/>
          <table:table-cell office:value-type="time" office:time-value="PT19H07M15S" calcext:value-type="time">
            <text:p>07:07:15 PM</text:p>
          </table:table-cell>
          <table:table-cell/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time" office:time-value="PT19H13M00S" calcext:value-type="time">
            <text:p>07:13:00 PM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3" table:style-name="ta1">
        <table:shapes>
          <draw:frame draw:z-index="0" draw:style-name="gr1" draw:text-style-name="P1" svg:width="6.2949in" svg:height="3.5453in" svg:x="6.9772in" svg:y="1.2654in">
            <draw:object draw:notify-on-update-of-ranges="Sheet3.B9:Sheet3.B31 Sheet3.C8:Sheet3.C8 Sheet3.C9:Sheet3.C31 Sheet3.B9:Sheet3.B31 Sheet3.D8:Sheet3.D8 Sheet3.D9:Sheet3.D31 Sheet3.B9:Sheet3.B31 Sheet3.E8:Sheet3.E8 Sheet3.E9:Sheet3.E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ast ID</text:p>
          </table:table-cell>
          <table:table-cell table:style-name="Default" office:value-type="string" calcext:value-type="string">
            <text:p>210412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n: </text:p>
          </table:table-cell>
          <table:table-cell table:style-name="Default" office:value-type="string" calcext:value-type="string">
            <text:p>Honduras Los Andes Dona Dais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de</text:p>
          </table:table-cell>
          <table:table-cell table:style-name="Default" office:value-type="string" calcext:value-type="string">
            <text:p>GCX-66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ast Date</text:p>
          </table:table-cell>
          <table:table-cell table:style-name="ce5" office:value-type="date" office:date-value="2021-04-12T19:07:56.82" calcext:value-type="date">
            <text:p>04/12/21 07:07 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ght (g)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ght after roast (g)</text:p>
          </table:table-cell>
          <table:table-cell table:style-name="Default"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A (exhaust fan)</text:p>
          </table:table-cell>
          <table:table-cell office:value-type="string" calcext:value-type="string">
            <text:p>B (chamber wall)</text:p>
          </table:table-cell>
        </table:table-row>
        <table:table-row table:style-name="ro1">
          <table:table-cell/>
          <table:table-cell office:value-type="time" office:time-value="PT19H17M08S" calcext:value-type="time">
            <text:p>07:17:08 PM</text:p>
          </table:table-cell>
          <table:table-cell office:value-type="string" calcext:value-type="string">
            <text:p>On, ¼, P2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9H18M30S" calcext:value-type="time">
            <text:p>07:18:30 PM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time" office:time-value="PT19H19M00S" calcext:value-type="time">
            <text:p>07:19:00 PM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/>
          <table:table-cell office:value-type="time" office:time-value="PT19H20M30S" calcext:value-type="time">
            <text:p>07:20:30 PM</text:p>
          </table:table-cell>
          <table:table-cell office:value-type="string" calcext:value-type="string">
            <text:p>fan on?</text:p>
          </table:table-cell>
          <table:table-cell office:value-type="float" office:value="102" calcext:value-type="float">
            <text:p>102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/>
          <table:table-cell office:value-type="time" office:time-value="PT19H21M00S" calcext:value-type="time">
            <text:p>07:21:00 PM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/>
          <table:table-cell office:value-type="time" office:time-value="PT19H21M30S" calcext:value-type="time">
            <text:p>07:21:30 PM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/>
          <table:table-cell office:value-type="time" office:time-value="PT19H22M30S" calcext:value-type="time">
            <text:p>07:22:30 PM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/>
          <table:table-cell office:value-type="time" office:time-value="PT19H23M30S" calcext:value-type="time">
            <text:p>07:23:30 PM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/>
          <table:table-cell office:value-type="time" office:time-value="PT19H24M15S" calcext:value-type="time">
            <text:p>07:24:15 PM</text:p>
          </table:table-cell>
          <table:table-cell office:value-type="string" calcext:value-type="string">
            <text:p>beep</text:p>
          </table:table-cell>
          <table:table-cell office:value-type="float" office:value="360" calcext:value-type="float">
            <text:p>36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time" office:time-value="PT19H25M10S" calcext:value-type="time">
            <text:p>07:25:10 PM</text:p>
          </table:table-cell>
          <table:table-cell office:value-type="string" calcext:value-type="string">
            <text:p>+++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9H25M30S" calcext:value-type="time">
            <text:p>07:25:30 PM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/>
          <table:table-cell office:value-type="time" office:time-value="PT19H26M15S" calcext:value-type="time">
            <text:p>07:26:15 PM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time" office:time-value="PT19H26M30S" calcext:value-type="time">
            <text:p>07:26:30 PM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9H27M15S" calcext:value-type="time">
            <text:p>07:27:15 PM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/>
          <table:table-cell office:value-type="time" office:time-value="PT19H27M30S" calcext:value-type="time">
            <text:p>07:27:30 PM</text:p>
          </table:table-cell>
          <table:table-cell office:value-type="string" calcext:value-type="string">
            <text:p>cooling</text:p>
          </table:table-cell>
          <table:table-cell office:value-type="float" office:value="388" calcext:value-type="float">
            <text:p>388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/>
          <table:table-cell office:value-type="time" office:time-value="PT19H29M00S" calcext:value-type="time">
            <text:p>07:29:00 PM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/>
          <table:table-cell office:value-type="time" office:time-value="PT19H30M30S" calcext:value-type="time">
            <text:p>07:30:30 PM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time" office:time-value="PT19H32M00S" calcext:value-type="time">
            <text:p>07:32:00 PM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time" office:time-value="PT19H34M00S" calcext:value-type="time">
            <text:p>07:34:00 PM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time" office:time-value="PT19H36M30S" calcext:value-type="time">
            <text:p>07:36:30 PM</text:p>
          </table:table-cell>
          <table:table-cell/>
          <table:table-cell table:number-columns-repeated="2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time" office:time-value="PT19H38M30S" calcext:value-type="time">
            <text:p>07:38:30 PM</text:p>
          </table:table-cell>
          <table:table-cell/>
          <table:table-cell table:number-columns-repeated="2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time" office:time-value="PT19H40M30S" calcext:value-type="time">
            <text:p>07:40:30 PM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</table:table>
      <table:table table:name="Sheet4" table:style-name="ta1">
        <table:shapes>
          <draw:frame draw:z-index="0" draw:style-name="gr1" draw:text-style-name="P1" svg:width="6.2949in" svg:height="3.5453in" svg:x="6.9772in" svg:y="1.2654in">
            <draw:object draw:notify-on-update-of-ranges="Sheet4.B9:Sheet4.B35 Sheet4.C8:Sheet4.C8 Sheet4.C9:Sheet4.C35 Sheet4.B9:Sheet4.B35 Sheet4.D8:Sheet4.D8 Sheet4.D9:Sheet4.D35 Sheet4.B9:Sheet4.B35 Sheet4.E8:Sheet4.E8 Sheet4.E9:Sheet4.E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ast ID</text:p>
          </table:table-cell>
          <table:table-cell table:style-name="Default" office:value-type="string" calcext:value-type="string">
            <text:p>210412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n: </text:p>
          </table:table-cell>
          <table:table-cell table:style-name="Default" office:value-type="string" calcext:value-type="string">
            <text:p>Colombia Tolima Ibague Farm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de</text:p>
          </table:table-cell>
          <table:table-cell table:style-name="Default" office:value-type="string" calcext:value-type="string">
            <text:p>GCX-60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ast Date</text:p>
          </table:table-cell>
          <table:table-cell table:style-name="ce5" office:value-type="date" office:date-value="2021-04-12T19:47:24.86" calcext:value-type="date">
            <text:p>04/12/21 07:47 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ght (g)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ght after roast (g)</text:p>
          </table:table-cell>
          <table:table-cell table:style-name="Default"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A (exhaust fan)</text:p>
          </table:table-cell>
          <table:table-cell office:value-type="string" calcext:value-type="string">
            <text:p>B (chamber wall)</text:p>
          </table:table-cell>
        </table:table-row>
        <table:table-row table:style-name="ro1">
          <table:table-cell/>
          <table:table-cell office:value-type="time" office:time-value="PT19H48M45S" calcext:value-type="time">
            <text:p>07:48:45 PM</text:p>
          </table:table-cell>
          <table:table-cell office:value-type="string" calcext:value-type="string">
            <text:p>On, ¼, P2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9H49M30S" calcext:value-type="time">
            <text:p>07:49:30 PM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time" office:time-value="PT19H50M30S" calcext:value-type="time">
            <text:p>07:50:30 PM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/>
          <table:table-cell office:value-type="time" office:time-value="PT19H51M00S" calcext:value-type="time">
            <text:p>07:51:00 PM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time" office:time-value="PT19H51M30S" calcext:value-type="time">
            <text:p>07:51:30 PM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time" office:time-value="PT19H52M00S" calcext:value-type="time">
            <text:p>07:52:00 PM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/>
          <table:table-cell office:value-type="time" office:time-value="PT19H52M30S" calcext:value-type="time">
            <text:p>07:52:30 PM</text:p>
          </table:table-cell>
          <table:table-cell office:value-type="string" calcext:value-type="string">
            <text:p>fan on</text:p>
          </table:table-cell>
          <table:table-cell office:value-type="float" office:value="185" calcext:value-type="float">
            <text:p>185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/>
          <table:table-cell office:value-type="time" office:time-value="PT19H53M00S" calcext:value-type="time">
            <text:p>07:53:00 PM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/>
          <table:table-cell office:value-type="time" office:time-value="PT19H54M00S" calcext:value-type="time">
            <text:p>07:54:00 PM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/>
          <table:table-cell office:value-type="time" office:time-value="PT19H55M00S" calcext:value-type="time">
            <text:p>07:55:00 PM</text:p>
          </table:table-cell>
          <table:table-cell office:value-type="string" calcext:value-type="string">
            <text:p>little cracks</text:p>
          </table:table-cell>
          <table:table-cell office:value-type="float" office:value="330" calcext:value-type="float">
            <text:p>33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/>
          <table:table-cell office:value-type="time" office:time-value="PT19H55M30S" calcext:value-type="time">
            <text:p>07:55:30 PM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/>
          <table:table-cell office:value-type="time" office:time-value="PT19H56M00S" calcext:value-type="time">
            <text:p>07:56:00 PM</text:p>
          </table:table-cell>
          <table:table-cell office:value-type="string" calcext:value-type="string">
            <text:p>start</text:p>
          </table:table-cell>
          <table:table-cell office:value-type="float" office:value="347" calcext:value-type="float">
            <text:p>347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/>
          <table:table-cell office:value-type="time" office:time-value="PT19H57M00S" calcext:value-type="time">
            <text:p>07:57:00 PM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/>
          <table:table-cell office:value-type="time" office:time-value="PT19H57M30S" calcext:value-type="time">
            <text:p>07:57:30 PM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/>
          <table:table-cell office:value-type="time" office:time-value="PT19H58M30S" calcext:value-type="time">
            <text:p>07:58:30 PM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/>
          <table:table-cell office:value-type="time" office:time-value="PT19H59M00S" calcext:value-type="time">
            <text:p>07:59:00 PM</text:p>
          </table:table-cell>
          <table:table-cell office:value-type="string" calcext:value-type="string">
            <text:p>C</text:p>
          </table:table-cell>
          <table:table-cell office:value-type="float" office:value="374" calcext:value-type="float">
            <text:p>374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/>
          <table:table-cell office:value-type="time" office:time-value="PT19H59M50S" calcext:value-type="time">
            <text:p>07:59:50 PM</text:p>
          </table:table-cell>
          <table:table-cell office:value-type="string" calcext:value-type="string">
            <text:p>cool</text:p>
          </table:table-cell>
          <table:table-cell office:value-type="float" office:value="383" calcext:value-type="float">
            <text:p>383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/>
          <table:table-cell office:value-type="time" office:time-value="PT20H00M30S" calcext:value-type="time">
            <text:p>08:00:30 PM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/>
          <table:table-cell office:value-type="time" office:time-value="PT20H01M00S" calcext:value-type="time">
            <text:p>08:01:00 PM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/>
          <table:table-cell office:value-type="time" office:time-value="PT20H02M00S" calcext:value-type="time">
            <text:p>08:02:00 PM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/>
          <table:table-cell office:value-type="time" office:time-value="PT20H03M00S" calcext:value-type="time">
            <text:p>08:03:00 PM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time" office:time-value="PT20H04M00S" calcext:value-type="time">
            <text:p>08:04:00 PM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time" office:time-value="PT20H05M00S" calcext:value-type="time">
            <text:p>08:05:00 PM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time" office:time-value="PT20H07M00S" calcext:value-type="time">
            <text:p>08:07:00 PM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time" office:time-value="PT20H09M00S" calcext:value-type="time">
            <text:p>08:09:00 PM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time" office:time-value="PT20H11M00S" calcext:value-type="time">
            <text:p>08:11:00 PM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time" office:time-value="PT20H12M40S" calcext:value-type="time">
            <text:p>08:12:40 PM</text:p>
          </table:table-cell>
          <table:table-cell office:value-type="string" calcext:value-type="string">
            <text:p>end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</table:table-row>
      </table:table>
      <table:table table:name="Sheet5" table:style-name="ta1">
        <table:shapes>
          <draw:frame draw:z-index="0" draw:style-name="gr1" draw:text-style-name="P1" svg:width="6.2949in" svg:height="3.5453in" svg:x="6.9772in" svg:y="1.2654in">
            <draw:object draw:notify-on-update-of-ranges="Sheet5.B9:Sheet5.B45 Sheet5.C8:Sheet5.C8 Sheet5.C9:Sheet5.C45 Sheet5.B9:Sheet5.B45 Sheet5.D8:Sheet5.D8 Sheet5.D9:Sheet5.D45 Sheet5.B9:Sheet5.B45 Sheet5.E8:Sheet5.E8 Sheet5.E9:Sheet5.E4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ast ID</text:p>
          </table:table-cell>
          <table:table-cell table:style-name="Default" office:value-type="string" calcext:value-type="string">
            <text:p>210412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n: </text:p>
          </table:table-cell>
          <table:table-cell table:style-name="Default" office:value-type="string" calcext:value-type="string">
            <text:p>Colombia Tolima Ibague Farm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de</text:p>
          </table:table-cell>
          <table:table-cell table:style-name="Default" office:value-type="string" calcext:value-type="string">
            <text:p>GCX-60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ast Date</text:p>
          </table:table-cell>
          <table:table-cell table:style-name="ce5" office:value-type="date" office:date-value="2021-04-12T20:20:09.5" calcext:value-type="date">
            <text:p>04/12/21 08:20 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ght (g)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ght after roast (g)</text:p>
          </table:table-cell>
          <table:table-cell table:style-name="Default"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A (exhaust fan)</text:p>
          </table:table-cell>
          <table:table-cell office:value-type="string" calcext:value-type="string">
            <text:p>B (chamber wall)</text:p>
          </table:table-cell>
        </table:table-row>
        <table:table-row table:style-name="ro1">
          <table:table-cell/>
          <table:table-cell office:value-type="time" office:time-value="PT20H21M40S" calcext:value-type="time">
            <text:p>08:21:40 PM</text:p>
          </table:table-cell>
          <table:table-cell office:value-type="string" calcext:value-type="string">
            <text:p>On, ¼, P2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time" office:time-value="PT20H22M15S" calcext:value-type="time">
            <text:p>08:22:15 PM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time" office:time-value="PT20H22M30S" calcext:value-type="time">
            <text:p>08:22:30 PM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time" office:time-value="PT20H23M00S" calcext:value-type="time">
            <text:p>08:23:00 PM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time" office:time-value="PT20H23M30S" calcext:value-type="time">
            <text:p>08:23:30 PM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time" office:time-value="PT20H24M00S" calcext:value-type="time">
            <text:p>08:24:00 PM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time" office:time-value="PT20H24M30S" calcext:value-type="time">
            <text:p>08:24:30 PM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/>
          <table:table-cell office:value-type="time" office:time-value="PT20H25M00S" calcext:value-type="time">
            <text:p>08:25:00 PM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/>
          <table:table-cell office:value-type="time" office:time-value="PT20H25M30S" calcext:value-type="time">
            <text:p>08:25:30 PM</text:p>
          </table:table-cell>
          <table:table-cell office:value-type="string" calcext:value-type="string">
            <text:p>fan on</text:p>
          </table:table-cell>
          <table:table-cell office:value-type="float" office:value="163" calcext:value-type="float">
            <text:p>163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/>
          <table:table-cell office:value-type="time" office:time-value="PT20H26M00S" calcext:value-type="time">
            <text:p>08:26:00 PM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time" office:time-value="PT20H26M30S" calcext:value-type="time">
            <text:p>08:26:30 PM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/>
          <table:table-cell office:value-type="time" office:time-value="PT20H27M30S" calcext:value-type="time">
            <text:p>08:27:30 PM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/>
          <table:table-cell office:value-type="time" office:time-value="PT20H28M00S" calcext:value-type="time">
            <text:p>08:28:00 PM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/>
          <table:table-cell office:value-type="time" office:time-value="PT20H28M30S" calcext:value-type="time">
            <text:p>08:28:30 PM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/>
          <table:table-cell office:value-type="time" office:time-value="PT20H29M00S" calcext:value-type="time">
            <text:p>08:29:00 PM</text:p>
          </table:table-cell>
          <table:table-cell office:value-type="string" calcext:value-type="string">
            <text:p>Beeps, +++</text:p>
          </table:table-cell>
          <table:table-cell office:value-type="float" office:value="347" calcext:value-type="float">
            <text:p>347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/>
          <table:table-cell office:value-type="time" office:time-value="PT20H29M30S" calcext:value-type="time">
            <text:p>08:29:30 PM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/>
          <table:table-cell office:value-type="time" office:time-value="PT20H30M30S" calcext:value-type="time">
            <text:p>08:30:30 PM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/>
          <table:table-cell office:value-type="time" office:time-value="PT20H31M00S" calcext:value-type="time">
            <text:p>08:31:00 PM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time" office:time-value="PT20H31M30S" calcext:value-type="time">
            <text:p>08:31:30 PM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time" office:time-value="PT20H32M00S" calcext:value-type="time">
            <text:p>08:32:00 PM</text:p>
          </table:table-cell>
          <table:table-cell office:value-type="string" calcext:value-type="string">
            <text:p>C</text:p>
          </table:table-cell>
          <table:table-cell office:value-type="float" office:value="372" calcext:value-type="float">
            <text:p>372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/>
          <table:table-cell office:value-type="time" office:time-value="PT20H32M30S" calcext:value-type="time">
            <text:p>08:32:30 PM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/>
          <table:table-cell office:value-type="time" office:time-value="PT20H32M50S" calcext:value-type="time">
            <text:p>08:32:50 PM</text:p>
          </table:table-cell>
          <table:table-cell office:value-type="string" calcext:value-type="string">
            <text:p>cool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20H33M00S" calcext:value-type="time">
            <text:p>08:33:00 PM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/>
          <table:table-cell office:value-type="time" office:time-value="PT20H33M30S" calcext:value-type="time">
            <text:p>08:33:30 PM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/>
          <table:table-cell office:value-type="time" office:time-value="PT20H34M00S" calcext:value-type="time">
            <text:p>08:34:00 PM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/>
          <table:table-cell office:value-type="time" office:time-value="PT20H34M30S" calcext:value-type="time">
            <text:p>08:34:30 PM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time" office:time-value="PT20H35M00S" calcext:value-type="time">
            <text:p>08:35:00 PM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/>
          <table:table-cell office:value-type="time" office:time-value="PT20H35M30S" calcext:value-type="time">
            <text:p>08:35:30 PM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/>
          <table:table-cell office:value-type="time" office:time-value="PT20H36M00S" calcext:value-type="time">
            <text:p>08:36:00 PM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/>
          <table:table-cell office:value-type="time" office:time-value="PT20H36M30S" calcext:value-type="time">
            <text:p>08:36:30 PM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time" office:time-value="PT20H37M00S" calcext:value-type="time">
            <text:p>08:37:00 PM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time" office:time-value="PT20H38M00S" calcext:value-type="time">
            <text:p>08:38:00 PM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time" office:time-value="PT20H40M00S" calcext:value-type="time">
            <text:p>08:40:00 PM</text:p>
          </table:table-cell>
          <table:table-cell/>
          <table:table-cell table:number-columns-repeated="2"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time" office:time-value="PT20H42M00S" calcext:value-type="time">
            <text:p>08:42:00 PM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time" office:time-value="PT20H45M50S" calcext:value-type="time">
            <text:p>08:45:50 PM</text:p>
          </table:table-cell>
          <table:table-cell office:value-type="string" calcext:value-type="string">
            <text:p>end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</table:table-row>
      </table:table>
      <table:table table:name="Sheet6" table:style-name="ta1">
        <table:shapes>
          <draw:frame draw:z-index="0" draw:style-name="gr1" draw:text-style-name="P1" svg:width="6.2949in" svg:height="3.5453in" svg:x="6.9772in" svg:y="1.2654in">
            <draw:object draw:notify-on-update-of-ranges="Sheet6.B9:Sheet6.B43 Sheet6.D8:Sheet6.D8 Sheet6.D9:Sheet6.D43 Sheet6.B9:Sheet6.B43 Sheet6.E8:Sheet6.E8 Sheet6.E9:Sheet6.E43 Sheet6.B9:Sheet6.B43 Sheet6.F8:Sheet6.F8 Sheet6.F9:Sheet6.F4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6"/>
        <table:table-column table:style-name="co3" table:default-cell-style-name="ce3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ast ID</text:p>
          </table:table-cell>
          <table:table-cell table:style-name="Default" office:value-type="string" calcext:value-type="string">
            <text:p>210502A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Bean: </text:p>
          </table:table-cell>
          <table:table-cell table:style-name="Default" office:value-type="string" calcext:value-type="string">
            <text:p>Kenya Othaya Gura AA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ode</text:p>
          </table:table-cell>
          <table:table-cell table:style-name="Default" office:value-type="string" calcext:value-type="string">
            <text:p>GCX-618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oast Date</text:p>
          </table:table-cell>
          <table:table-cell table:style-name="ce5" office:value-type="date" office:date-value="2021-05-02T10:29:00" calcext:value-type="date">
            <text:p>05/02/21 10:29 AM</text:p>
          </table:table-cell>
          <table:table-cell table:style-name="ce5"/>
          <table:table-cell office:value-type="string" calcext:value-type="string">
            <text:p>Y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ght (g)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/>
          <table:table-cell table:style-name="ce4" table:formula="of:=[.B6]/[.B5]" office:value-type="percentage" office:value="0.884297520661157" calcext:value-type="percentage">
            <text:p>88.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ght after roast (g)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Roast Time (MM:SS)</text:p>
          </table:table-cell>
          <table:table-cell/>
          <table:table-cell office:value-type="string" calcext:value-type="string">
            <text:p>A (exhaust fan)</text:p>
          </table:table-cell>
          <table:table-cell office:value-type="string" calcext:value-type="string">
            <text:p>B (chamber wall)</text:p>
          </table:table-cell>
        </table:table-row>
        <table:table-row table:style-name="ro1">
          <table:table-cell/>
          <table:table-cell office:value-type="time" office:time-value="PT10H32M00S" calcext:value-type="time">
            <text:p>10:32:00 AM</text:p>
          </table:table-cell>
          <table:table-cell table:formula="of:=[.B9]-[.$B$9]" office:value-type="time" office:time-value="PT00H00M00S" calcext:value-type="time">
            <text:p>00:00</text:p>
          </table:table-cell>
          <table:table-cell office:value-type="string" calcext:value-type="string">
            <text:p>preheat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0H33M45S" calcext:value-type="time">
            <text:p>10:33:45 AM</text:p>
          </table:table-cell>
          <table:table-cell table:formula="of:=[.B10]-[.$B$9]" office:value-type="time" office:time-value="PT00H01M45S" calcext:value-type="time">
            <text:p>01:45</text:p>
          </table:table-cell>
          <table:table-cell office:value-type="string" calcext:value-type="string">
            <text:p>¼, P2, start</text:p>
          </table:table-cell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time" office:time-value="PT10H34M30S" calcext:value-type="time">
            <text:p>10:34:30 AM</text:p>
          </table:table-cell>
          <table:table-cell table:formula="of:=[.B11]-[.$B$9]" office:value-type="time" office:time-value="PT00H02M30S" calcext:value-type="time">
            <text:p>02:3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time" office:time-value="PT10H35M00S" calcext:value-type="time">
            <text:p>10:35:00 AM</text:p>
          </table:table-cell>
          <table:table-cell table:formula="of:=[.B12]-[.$B$9]" office:value-type="time" office:time-value="PT00H03M00S" calcext:value-type="time">
            <text:p>03:0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time" office:time-value="PT10H35M30S" calcext:value-type="time">
            <text:p>10:35:30 AM</text:p>
          </table:table-cell>
          <table:table-cell table:formula="of:=[.B13]-[.$B$9]" office:value-type="time" office:time-value="PT00H03M30S" calcext:value-type="time">
            <text:p>03:3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time" office:time-value="PT10H36M00S" calcext:value-type="time">
            <text:p>10:36:00 AM</text:p>
          </table:table-cell>
          <table:table-cell table:formula="of:=[.B14]-[.$B$9]" office:value-type="time" office:time-value="PT00H04M00S" calcext:value-type="time">
            <text:p>04:0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time" office:time-value="PT10H36M30S" calcext:value-type="time">
            <text:p>10:36:30 AM</text:p>
          </table:table-cell>
          <table:table-cell table:formula="of:=[.B15]-[.$B$9]" office:value-type="time" office:time-value="PT00H04M30S" calcext:value-type="time">
            <text:p>04:3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/>
          <table:table-cell office:value-type="time" office:time-value="PT10H37M00S" calcext:value-type="time">
            <text:p>10:37:00 AM</text:p>
          </table:table-cell>
          <table:table-cell table:formula="of:=[.B16]-[.$B$9]" office:value-type="time" office:time-value="PT00H05M00S" calcext:value-type="time">
            <text:p>05:0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time" office:time-value="PT10H37M30S" calcext:value-type="time">
            <text:p>10:37:30 AM</text:p>
          </table:table-cell>
          <table:table-cell table:formula="of:=[.B17]-[.$B$9]" office:value-type="time" office:time-value="PT00H05M30S" calcext:value-type="time">
            <text:p>05:30</text:p>
          </table:table-cell>
          <table:table-cell office:value-type="string" calcext:value-type="string">
            <text:p>fan on</text:p>
          </table:table-cell>
          <table:table-cell office:value-type="float" office:value="177" calcext:value-type="float">
            <text:p>177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/>
          <table:table-cell office:value-type="time" office:time-value="PT10H38M00S" calcext:value-type="time">
            <text:p>10:38:00 AM</text:p>
          </table:table-cell>
          <table:table-cell table:formula="of:=[.B18]-[.$B$9]" office:value-type="time" office:time-value="PT00H06M00S" calcext:value-type="time">
            <text:p>06:0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/>
          <table:table-cell office:value-type="time" office:time-value="PT10H38M30S" calcext:value-type="time">
            <text:p>10:38:30 AM</text:p>
          </table:table-cell>
          <table:table-cell table:formula="of:=[.B19]-[.$B$9]" office:value-type="time" office:time-value="PT00H06M30S" calcext:value-type="time">
            <text:p>06:30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/>
          <table:table-cell office:value-type="time" office:time-value="PT10H39M00S" calcext:value-type="time">
            <text:p>10:39:00 AM</text:p>
          </table:table-cell>
          <table:table-cell table:formula="of:=[.B20]-[.$B$9]" office:value-type="time" office:time-value="PT00H07M00S" calcext:value-type="time">
            <text:p>07:0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/>
          <table:table-cell office:value-type="time" office:time-value="PT10H39M30S" calcext:value-type="time">
            <text:p>10:39:30 AM</text:p>
          </table:table-cell>
          <table:table-cell table:formula="of:=[.B21]-[.$B$9]" office:value-type="time" office:time-value="PT00H07M30S" calcext:value-type="time">
            <text:p>07:30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time" office:time-value="PT10H40M00S" calcext:value-type="time">
            <text:p>10:40:00 AM</text:p>
          </table:table-cell>
          <table:table-cell table:formula="of:=[.B22]-[.$B$9]" office:value-type="time" office:time-value="PT00H08M00S" calcext:value-type="time">
            <text:p>08:00</text:p>
          </table:table-cell>
          <table:table-cell office:value-type="string" calcext:value-type="string">
            <text:p>small cracks?</text:p>
          </table:table-cell>
          <table:table-cell office:value-type="float" office:value="320" calcext:value-type="float">
            <text:p>32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/>
          <table:table-cell office:value-type="time" office:time-value="PT10H40M30S" calcext:value-type="time">
            <text:p>10:40:30 AM</text:p>
          </table:table-cell>
          <table:table-cell table:formula="of:=[.B23]-[.$B$9]" office:value-type="time" office:time-value="PT00H08M30S" calcext:value-type="time">
            <text:p>08:30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/>
          <table:table-cell office:value-type="time" office:time-value="PT10H41M00S" calcext:value-type="time">
            <text:p>10:41:00 AM</text:p>
          </table:table-cell>
          <table:table-cell table:formula="of:=[.B24]-[.$B$9]" office:value-type="time" office:time-value="PT00H09M00S" calcext:value-type="time">
            <text:p>09:00</text:p>
          </table:table-cell>
          <table:table-cell office:value-type="string" calcext:value-type="string">
            <text:p>Start, +++</text:p>
          </table:table-cell>
          <table:table-cell office:value-type="float" office:value="336" calcext:value-type="float">
            <text:p>33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time" office:time-value="PT10H41M30S" calcext:value-type="time">
            <text:p>10:41:30 AM</text:p>
          </table:table-cell>
          <table:table-cell table:formula="of:=[.B25]-[.$B$9]" office:value-type="time" office:time-value="PT00H09M30S" calcext:value-type="time">
            <text:p>09:30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/>
          <table:table-cell office:value-type="time" office:time-value="PT10H42M00S" calcext:value-type="time">
            <text:p>10:42:00 AM</text:p>
          </table:table-cell>
          <table:table-cell table:formula="of:=[.B26]-[.$B$9]" office:value-type="time" office:time-value="PT00H10M00S" calcext:value-type="time">
            <text:p>10:00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time" office:time-value="PT10H42M30S" calcext:value-type="time">
            <text:p>10:42:30 AM</text:p>
          </table:table-cell>
          <table:table-cell table:formula="of:=[.B27]-[.$B$9]" office:value-type="time" office:time-value="PT00H10M30S" calcext:value-type="time">
            <text:p>10:30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time" office:time-value="PT10H43M00S" calcext:value-type="time">
            <text:p>10:43:00 AM</text:p>
          </table:table-cell>
          <table:table-cell table:formula="of:=[.B28]-[.$B$9]" office:value-type="time" office:time-value="PT00H11M00S" calcext:value-type="time">
            <text:p>11:0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/>
          <table:table-cell office:value-type="time" office:time-value="PT10H43M30S" calcext:value-type="time">
            <text:p>10:43:30 AM</text:p>
          </table:table-cell>
          <table:table-cell table:formula="of:=[.B29]-[.$B$9]" office:value-type="time" office:time-value="PT00H11M30S" calcext:value-type="time">
            <text:p>11:30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/>
          <table:table-cell office:value-type="time" office:time-value="PT10H44M00S" calcext:value-type="time">
            <text:p>10:44:00 AM</text:p>
          </table:table-cell>
          <table:table-cell table:formula="of:=[.B30]-[.$B$9]" office:value-type="time" office:time-value="PT00H12M00S" calcext:value-type="time">
            <text:p>12:00</text:p>
          </table:table-cell>
          <table:table-cell office:value-type="string" calcext:value-type="string">
            <text:p>C (w 5s on countdown)</text:p>
          </table:table-cell>
          <table:table-cell office:value-type="float" office:value="363" calcext:value-type="float">
            <text:p>363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/>
          <table:table-cell office:value-type="time" office:time-value="PT10H44M45S" calcext:value-type="time">
            <text:p>10:44:45 AM</text:p>
          </table:table-cell>
          <table:table-cell table:formula="of:=[.B31]-[.$B$9]" office:value-type="time" office:time-value="PT00H12M45S" calcext:value-type="time">
            <text:p>12:45</text:p>
          </table:table-cell>
          <table:table-cell office:value-type="string" calcext:value-type="string">
            <text:p>cool</text:p>
          </table:table-cell>
          <table:table-cell office:value-type="float" office:value="370" calcext:value-type="float">
            <text:p>37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/>
          <table:table-cell office:value-type="time" office:time-value="PT10H45M00S" calcext:value-type="time">
            <text:p>10:45:00 AM</text:p>
          </table:table-cell>
          <table:table-cell table:formula="of:=[.B32]-[.$B$9]" office:value-type="time" office:time-value="PT00H13M00S" calcext:value-type="time">
            <text:p>13:00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time" office:time-value="PT10H45M30S" calcext:value-type="time">
            <text:p>10:45:30 AM</text:p>
          </table:table-cell>
          <table:table-cell table:formula="of:=[.B33]-[.$B$9]" office:value-type="time" office:time-value="PT00H13M30S" calcext:value-type="time">
            <text:p>13:30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/>
          <table:table-cell office:value-type="time" office:time-value="PT10H47M00S" calcext:value-type="time">
            <text:p>10:47:00 AM</text:p>
          </table:table-cell>
          <table:table-cell table:formula="of:=[.B34]-[.$B$9]" office:value-type="time" office:time-value="PT00H15M00S" calcext:value-type="time">
            <text:p>15:00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time" office:time-value="PT10H48M00S" calcext:value-type="time">
            <text:p>10:48:00 AM</text:p>
          </table:table-cell>
          <table:table-cell table:formula="of:=[.B35]-[.$B$9]" office:value-type="time" office:time-value="PT00H16M00S" calcext:value-type="time">
            <text:p>16:00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time" office:time-value="PT10H52M00S" calcext:value-type="time">
            <text:p>10:52:00 AM</text:p>
          </table:table-cell>
          <table:table-cell table:formula="of:=[.B36]-[.$B$9]" office:value-type="time" office:time-value="PT00H20M00S" calcext:value-type="time">
            <text:p>20:0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time" office:time-value="PT10H54M00S" calcext:value-type="time">
            <text:p>10:54:00 AM</text:p>
          </table:table-cell>
          <table:table-cell table:formula="of:=[.B37]-[.$B$9]" office:value-type="time" office:time-value="PT00H22M00S" calcext:value-type="time">
            <text:p>22:00</text:p>
          </table:table-cell>
          <table:table-cell/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time" office:time-value="PT10H54M30S" calcext:value-type="time">
            <text:p>10:54:30 AM</text:p>
          </table:table-cell>
          <table:table-cell table:formula="of:=[.B38]-[.$B$9]" office:value-type="time" office:time-value="PT00H22M30S" calcext:value-type="time">
            <text:p>22:30</text:p>
          </table:table-cell>
          <table:table-cell office:value-type="string" calcext:value-type="string">
            <text:p>off</text:p>
          </table:table-cell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6"/>
          <table:table-cell table:number-columns-repeated="3"/>
        </table:table-row>
        <table:table-row table:style-name="ro1">
          <table:table-cell table:number-columns-repeated="2"/>
          <table:table-cell table:style-name="ce6"/>
          <table:table-cell table:number-columns-repeated="3"/>
        </table:table-row>
      </table:table>
      <table:table table:name="Sheet7" table:style-name="ta1">
        <table:shapes>
          <draw:frame draw:z-index="0" draw:style-name="gr1" draw:text-style-name="P1" svg:width="6.2949in" svg:height="3.5453in" svg:x="6.9772in" svg:y="1.2654in">
            <draw:object draw:notify-on-update-of-ranges="Sheet7.B9:Sheet7.B43 Sheet7.D8:Sheet7.D8 Sheet7.D9:Sheet7.D43 Sheet7.B9:Sheet7.B43 Sheet7.E8:Sheet7.E8 Sheet7.E9:Sheet7.E43 Sheet7.B9:Sheet7.B43 Sheet7.F8:Sheet7.F8 Sheet7.F9:Sheet7.F4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6"/>
        <table:table-column table:style-name="co3" table:default-cell-style-name="ce3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ast ID</text:p>
          </table:table-cell>
          <table:table-cell table:style-name="Default" office:value-type="string" calcext:value-type="string">
            <text:p>210502B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Bean: </text:p>
          </table:table-cell>
          <table:table-cell table:style-name="Default" office:value-type="string" calcext:value-type="string">
            <text:p>Kenya Othaya Gura AA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ode</text:p>
          </table:table-cell>
          <table:table-cell table:style-name="Default" office:value-type="string" calcext:value-type="string">
            <text:p>GCX-6187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oast Date</text:p>
          </table:table-cell>
          <table:table-cell table:style-name="ce5" office:value-type="date" office:date-value="2021-05-02T10:59:20.52" calcext:value-type="date">
            <text:p>05/02/21 10:59 AM</text:p>
          </table:table-cell>
          <table:table-cell table:style-name="ce5"/>
          <table:table-cell office:value-type="string" calcext:value-type="string">
            <text:p>Y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ght (g)</text:p>
          </table:table-cell>
          <table:table-cell table:style-name="Default" office:value-type="float" office:value="240" calcext:value-type="float">
            <text:p>240</text:p>
          </table:table-cell>
          <table:table-cell table:style-name="Default"/>
          <table:table-cell table:style-name="ce4" table:formula="of:=[.B6]/[.B5]" office:value-type="percentage" office:value="0.879166666666667" calcext:value-type="percentage">
            <text:p>87.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ght after roast (g)</text:p>
          </table:table-cell>
          <table:table-cell table:style-name="Default" office:value-type="float" office:value="211" calcext:value-type="float">
            <text:p>211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Roast Time (MM:SS)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A (exhaust fan)</text:p>
          </table:table-cell>
          <table:table-cell office:value-type="string" calcext:value-type="string">
            <text:p>B (chamber wall)</text:p>
          </table:table-cell>
        </table:table-row>
        <table:table-row table:style-name="ro1">
          <table:table-cell/>
          <table:table-cell office:value-type="time" office:time-value="PT10H59M40S" calcext:value-type="time">
            <text:p>10:59:40 AM</text:p>
          </table:table-cell>
          <table:table-cell table:formula="of:=[.B9]-[.$B$9]" office:value-type="time" office:time-value="PT00H00M00S" calcext:value-type="time">
            <text:p>00:00</text:p>
          </table:table-cell>
          <table:table-cell office:value-type="string" calcext:value-type="string">
            <text:p>preheat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1H01M10S" calcext:value-type="time">
            <text:p>11:01:10 AM</text:p>
          </table:table-cell>
          <table:table-cell table:formula="of:=[.B10]-[.$B$9]" office:value-type="time" office:time-value="PT00H01M30S" calcext:value-type="time">
            <text:p>01:30</text:p>
          </table:table-cell>
          <table:table-cell office:value-type="string" calcext:value-type="string">
            <text:p>½, P2, start</text:p>
          </table:table-cell>
          <table:table-cell office:value-type="float" office:value="93" calcext:value-type="float">
            <text:p>9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time" office:time-value="PT11H02M00S" calcext:value-type="time">
            <text:p>11:02:00 AM</text:p>
          </table:table-cell>
          <table:table-cell table:formula="of:=[.B11]-[.$B$9]" office:value-type="time" office:time-value="PT00H02M20S" calcext:value-type="time">
            <text:p>02:2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time" office:time-value="PT11H03M00S" calcext:value-type="time">
            <text:p>11:03:00 AM</text:p>
          </table:table-cell>
          <table:table-cell table:formula="of:=[.B12]-[.$B$9]" office:value-type="time" office:time-value="PT00H03M20S" calcext:value-type="time">
            <text:p>03:2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time" office:time-value="PT11H04M00S" calcext:value-type="time">
            <text:p>11:04:00 AM</text:p>
          </table:table-cell>
          <table:table-cell table:formula="of:=[.B13]-[.$B$9]" office:value-type="time" office:time-value="PT00H04M20S" calcext:value-type="time">
            <text:p>04:2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/>
          <table:table-cell office:value-type="time" office:time-value="PT11H05M00S" calcext:value-type="time">
            <text:p>11:05:00 AM</text:p>
          </table:table-cell>
          <table:table-cell table:formula="of:=[.B14]-[.$B$9]" office:value-type="time" office:time-value="PT00H05M20S" calcext:value-type="time">
            <text:p>05:2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/>
          <table:table-cell office:value-type="time" office:time-value="PT11H06M00S" calcext:value-type="time">
            <text:p>11:06:00 AM</text:p>
          </table:table-cell>
          <table:table-cell table:formula="of:=[.B15]-[.$B$9]" office:value-type="time" office:time-value="PT00H06M20S" calcext:value-type="time">
            <text:p>06:20</text:p>
          </table:table-cell>
          <table:table-cell office:value-type="string" calcext:value-type="string">
            <text:p>fan on</text:p>
          </table:table-cell>
          <table:table-cell office:value-type="float" office:value="96" calcext:value-type="float">
            <text:p>9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/>
          <table:table-cell office:value-type="time" office:time-value="PT11H06M30S" calcext:value-type="time">
            <text:p>11:06:30 AM</text:p>
          </table:table-cell>
          <table:table-cell table:formula="of:=[.B16]-[.$B$9]" office:value-type="time" office:time-value="PT00H06M50S" calcext:value-type="time">
            <text:p>06:5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/>
          <table:table-cell office:value-type="time" office:time-value="PT11H07M00S" calcext:value-type="time">
            <text:p>11:07:00 AM</text:p>
          </table:table-cell>
          <table:table-cell table:formula="of:=[.B17]-[.$B$9]" office:value-type="time" office:time-value="PT00H07M20S" calcext:value-type="time">
            <text:p>07:20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/>
          <table:table-cell office:value-type="time" office:time-value="PT11H07M15S" calcext:value-type="time">
            <text:p>11:07:15 AM</text:p>
          </table:table-cell>
          <table:table-cell table:formula="of:=[.B18]-[.$B$9]" office:value-type="time" office:time-value="PT00H07M35S" calcext:value-type="time">
            <text:p>07:35</text:p>
          </table:table-cell>
          <table:table-cell office:value-type="string" calcext:value-type="string">
            <text:p>fan drop to half?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/>
          <table:table-cell office:value-type="time" office:time-value="PT11H09M00S" calcext:value-type="time">
            <text:p>11:09:00 AM</text:p>
          </table:table-cell>
          <table:table-cell table:formula="of:=[.B19]-[.$B$9]" office:value-type="time" office:time-value="PT00H09M20S" calcext:value-type="time">
            <text:p>09:20</text:p>
          </table:table-cell>
          <table:table-cell office:value-type="string" calcext:value-type="string">
            <text:p>small cracks?</text:p>
          </table:table-cell>
          <table:table-cell office:value-type="float" office:value="336" calcext:value-type="float">
            <text:p>33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/>
          <table:table-cell office:value-type="time" office:time-value="PT11H10M00S" calcext:value-type="time">
            <text:p>11:10:00 AM</text:p>
          </table:table-cell>
          <table:table-cell table:formula="of:=[.B20]-[.$B$9]" office:value-type="time" office:time-value="PT00H10M20S" calcext:value-type="time">
            <text:p>10:20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/>
          <table:table-cell office:value-type="time" office:time-value="PT11H11M00S" calcext:value-type="time">
            <text:p>11:11:00 AM</text:p>
          </table:table-cell>
          <table:table-cell table:formula="of:=[.B21]-[.$B$9]" office:value-type="time" office:time-value="PT00H11M20S" calcext:value-type="time">
            <text:p>11:20</text:p>
          </table:table-cell>
          <table:table-cell office:value-type="string" calcext:value-type="string">
            <text:p>beep, start, +++</text:p>
          </table:table-cell>
          <table:table-cell office:value-type="float" office:value="357" calcext:value-type="float">
            <text:p>357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/>
          <table:table-cell office:value-type="time" office:time-value="PT11H12M00S" calcext:value-type="time">
            <text:p>11:12:00 AM</text:p>
          </table:table-cell>
          <table:table-cell table:formula="of:=[.B22]-[.$B$9]" office:value-type="time" office:time-value="PT00H12M20S" calcext:value-type="time">
            <text:p>12:20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/>
          <table:table-cell office:value-type="time" office:time-value="PT11H13M00S" calcext:value-type="time">
            <text:p>11:13:00 AM</text:p>
          </table:table-cell>
          <table:table-cell table:formula="of:=[.B23]-[.$B$9]" office:value-type="time" office:time-value="PT00H13M20S" calcext:value-type="time">
            <text:p>13:20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/>
          <table:table-cell office:value-type="time" office:time-value="PT11H14M00S" calcext:value-type="time">
            <text:p>11:14:00 AM</text:p>
          </table:table-cell>
          <table:table-cell table:formula="of:=[.B24]-[.$B$9]" office:value-type="time" office:time-value="PT00H14M20S" calcext:value-type="time">
            <text:p>14:20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/>
          <table:table-cell office:value-type="time" office:time-value="PT11H14M15S" calcext:value-type="time">
            <text:p>11:14:15 AM</text:p>
          </table:table-cell>
          <table:table-cell table:formula="of:=[.B25]-[.$B$9]" office:value-type="time" office:time-value="PT00H14M35S" calcext:value-type="time">
            <text:p>14:35</text:p>
          </table:table-cell>
          <table:table-cell office:value-type="string" calcext:value-type="string">
            <text:p>beep, start, +++</text:p>
          </table:table-cell>
          <table:table-cell office:value-type="float" office:value="372" calcext:value-type="float">
            <text:p>372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/>
          <table:table-cell office:value-type="time" office:time-value="PT11H14M45S" calcext:value-type="time">
            <text:p>11:14:45 AM</text:p>
          </table:table-cell>
          <table:table-cell table:formula="of:=[.B26]-[.$B$9]" office:value-type="time" office:time-value="PT00H15M05S" calcext:value-type="time">
            <text:p>15:05</text:p>
          </table:table-cell>
          <table:table-cell office:value-type="string" calcext:value-type="string">
            <text:p>C (w/ 55 s)</text:p>
          </table:table-cell>
          <table:table-cell office:value-type="float" office:value="375" calcext:value-type="float">
            <text:p>375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/>
          <table:table-cell office:value-type="time" office:time-value="PT11H15M30S" calcext:value-type="time">
            <text:p>11:15:30 AM</text:p>
          </table:table-cell>
          <table:table-cell table:formula="of:=[.B27]-[.$B$9]" office:value-type="time" office:time-value="PT00H15M50S" calcext:value-type="time">
            <text:p>15:50</text:p>
          </table:table-cell>
          <table:table-cell office:value-type="string" calcext:value-type="string">
            <text:p>cool (less cracks than roast A)</text:p>
          </table:table-cell>
          <table:table-cell office:value-type="float" office:value="379" calcext:value-type="float">
            <text:p>379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/>
          <table:table-cell office:value-type="time" office:time-value="PT11H16M00S" calcext:value-type="time">
            <text:p>11:16:00 AM</text:p>
          </table:table-cell>
          <table:table-cell table:formula="of:=[.B28]-[.$B$9]" office:value-type="time" office:time-value="PT00H16M20S" calcext:value-type="time">
            <text:p>16:20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/>
          <table:table-cell office:value-type="time" office:time-value="PT11H17M00S" calcext:value-type="time">
            <text:p>11:17:00 AM</text:p>
          </table:table-cell>
          <table:table-cell table:formula="of:=[.B29]-[.$B$9]" office:value-type="time" office:time-value="PT00H17M20S" calcext:value-type="time">
            <text:p>17:20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/>
          <table:table-cell office:value-type="time" office:time-value="PT11H21M00S" calcext:value-type="time">
            <text:p>11:21:00 AM</text:p>
          </table:table-cell>
          <table:table-cell table:formula="of:=[.B30]-[.$B$9]" office:value-type="time" office:time-value="PT00H21M20S" calcext:value-type="time">
            <text:p>21:20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time" office:time-value="PT11H23M00S" calcext:value-type="time">
            <text:p>11:23:00 AM</text:p>
          </table:table-cell>
          <table:table-cell table:formula="of:=[.B31]-[.$B$9]" office:value-type="time" office:time-value="PT00H23M20S" calcext:value-type="time">
            <text:p>23:20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time" office:time-value="PT11H25M00S" calcext:value-type="time">
            <text:p>11:25:00 AM</text:p>
          </table:table-cell>
          <table:table-cell table:formula="of:=[.B32]-[.$B$9]" office:value-type="time" office:time-value="PT00H25M20S" calcext:value-type="time">
            <text:p>25:20</text:p>
          </table:table-cell>
          <table:table-cell office:value-type="string" calcext:value-type="string">
            <text:p>off</text:p>
          </table:table-cell>
          <table:table-cell office:value-type="float" office:value="113" calcext:value-type="float">
            <text:p>113</text:p>
          </table:table-cell>
          <table:table-cell office:value-type="float" office:value="105" calcext:value-type="float">
            <text:p>105</text:p>
          </table:table-cell>
        </table:table-row>
        <table:table-row table:style-name="ro1" table:number-rows-repeated="9">
          <table:table-cell table:number-columns-repeated="2"/>
          <table:table-cell table:style-name="ce6"/>
          <table:table-cell table:number-columns-repeated="3"/>
        </table:table-row>
        <table:table-row table:style-name="ro1">
          <table:table-cell table:number-columns-repeated="2"/>
          <table:table-cell table:style-name="ce6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number-style style:name="N122">
      <number:number number:decimal-places="14" loext:min-decimal-places="14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percentage-style style:name="N126">
      <number:number number:decimal-places="3" loext:min-decimal-places="3" number:min-integer-digits="1"/>
      <number:text>%</number:text>
    </number:percentage-style>
    <number:percentage-style style:name="N127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/00/0000</text:date>, <text:time style:data-style-name="N2" text:time-value="10:29:03.3398071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8T17:54:08.559022188</meta:creation-date>
    <meta:generator>LibreOffice/6.4.7.2$Linux_X86_64 LibreOffice_project/40$Build-2</meta:generator>
    <dc:date>2021-05-02T20:10:04.606059187</dc:date>
    <meta:editing-duration>PT59M45S</meta:editing-duration>
    <meta:editing-cycles>6</meta:editing-cycles>
    <meta:document-statistic meta:table-count="7" meta:cell-count="671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4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scatter" chart:style-name="ch1">
        <chart:legend chart:legend-position="end" svg:x="12.08cm" svg:y="3.706cm" style:legend-expansion="high" chart:style-name="ch2"/>
        <chart:plot-area chart:style-name="ch3" table:cell-range-address="Sheet3.B9:Sheet3.E31 Sheet3.C8:Sheet3.E8" chart:data-source-has-labels="row" svg:x="0.319cm" svg:y="0.18cm" svg:width="11.442cm" svg:height="8.646cm">
          <chartooo:coordinate-region svg:x="1.298cm" svg:y="0.379cm" svg:width="9.482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C9:Sheet3.C31" chart:label-cell-address="Sheet3.C8:Sheet3.C8" chart:class="chart:scatter">
            <chart:domain table:cell-range-address="Sheet3.B9:Sheet3.B31"/>
            <chart:data-point chart:repeated="23"/>
          </chart:series>
          <chart:series chart:style-name="ch8" chart:values-cell-range-address="Sheet3.D9:Sheet3.D31" chart:label-cell-address="Sheet3.D8:Sheet3.D8" chart:class="chart:scatter">
            <chart:data-point chart:repeated="23"/>
          </chart:series>
          <chart:series chart:style-name="ch9" chart:values-cell-range-address="Sheet3.E9:Sheet3.E31" chart:label-cell-address="Sheet3.E8:Sheet3.E8" chart:class="chart:scatter">
            <chart:data-point chart:repeated="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Sheet3.C8:Sheet3.C8</svg:desc>
                </draw:g>
              </table:table-cell>
              <table:table-cell office:value-type="string">
                <text:p>A (exhaust fan)</text:p>
                <draw:g>
                  <svg:desc>Sheet3.D8:Sheet3.D8</svg:desc>
                </draw:g>
              </table:table-cell>
              <table:table-cell office:value-type="string">
                <text:p>B (chamber wall)</text:p>
                <draw:g>
                  <svg:desc>Sheet3.E8:Sheet3.E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03564814814815">
                <text:p>0.803564814814815</text:p>
                <draw:g>
                  <svg:desc>Sheet3.B9:Sheet3.B31</svg:desc>
                </draw:g>
              </table:table-cell>
              <table:table-cell office:value-type="float" office:value="NaN">
                <text:p>NaN</text:p>
                <draw:g>
                  <svg:desc>Sheet3.C9:Sheet3.C31</svg:desc>
                </draw:g>
              </table:table-cell>
              <table:table-cell office:value-type="float" office:value="NaN">
                <text:p>NaN</text:p>
                <draw:g>
                  <svg:desc>Sheet3.D9:Sheet3.D31</svg:desc>
                </draw:g>
              </table:table-cell>
              <table:table-cell office:value-type="float" office:value="NaN">
                <text:p>NaN</text:p>
                <draw:g>
                  <svg:desc>Sheet3.E9:Sheet3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04513888888889">
                <text:p>0.804513888888889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04861111111111">
                <text:p>0.804861111111111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05902777777778">
                <text:p>0.805902777777778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0625">
                <text:p>0.80625</text:p>
              </table:table-cell>
              <table:table-cell office:value-type="float" office:value="NaN">
                <text:p>NaN</text:p>
              </table:table-cell>
              <table:table-cell office:value-type="float" office:value="212">
                <text:p>21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06597222222222">
                <text:p>0.806597222222222</text:p>
              </table:table-cell>
              <table:table-cell office:value-type="float" office:value="NaN">
                <text:p>NaN</text:p>
              </table:table-cell>
              <table:table-cell office:value-type="float" office:value="273">
                <text:p>273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07291666666667">
                <text:p>0.807291666666667</text:p>
              </table:table-cell>
              <table:table-cell office:value-type="float" office:value="NaN">
                <text:p>NaN</text:p>
              </table:table-cell>
              <table:table-cell office:value-type="float" office:value="316">
                <text:p>316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07986111111111">
                <text:p>0.807986111111111</text:p>
              </table:table-cell>
              <table:table-cell office:value-type="float" office:value="NaN">
                <text:p>NaN</text:p>
              </table:table-cell>
              <table:table-cell office:value-type="float" office:value="345">
                <text:p>34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08506944444444">
                <text:p>0.808506944444444</text:p>
              </table:table-cell>
              <table:table-cell office:value-type="float" office:value="NaN">
                <text:p>NaN</text:p>
              </table:table-cell>
              <table:table-cell office:value-type="float" office:value="360">
                <text:p>36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09143518518519">
                <text:p>0.809143518518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09375">
                <text:p>0.809375</text:p>
              </table:table-cell>
              <table:table-cell office:value-type="float" office:value="NaN">
                <text:p>NaN</text:p>
              </table:table-cell>
              <table:table-cell office:value-type="float" office:value="368">
                <text:p>368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09895833333333">
                <text:p>0.809895833333333</text:p>
              </table:table-cell>
              <table:table-cell office:value-type="float" office:value="NaN">
                <text:p>NaN</text:p>
              </table:table-cell>
              <table:table-cell office:value-type="float" office:value="372">
                <text:p>37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10069444444444">
                <text:p>0.810069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10590277777778">
                <text:p>0.810590277777778</text:p>
              </table:table-cell>
              <table:table-cell office:value-type="float" office:value="NaN">
                <text:p>NaN</text:p>
              </table:table-cell>
              <table:table-cell office:value-type="float" office:value="380">
                <text:p>38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10763888888889">
                <text:p>0.810763888888889</text:p>
              </table:table-cell>
              <table:table-cell office:value-type="float" office:value="NaN">
                <text:p>NaN</text:p>
              </table:table-cell>
              <table:table-cell office:value-type="float" office:value="388">
                <text:p>388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11805555555556">
                <text:p>0.811805555555556</text:p>
              </table:table-cell>
              <table:table-cell office:value-type="float" office:value="NaN">
                <text:p>NaN</text:p>
              </table:table-cell>
              <table:table-cell office:value-type="float" office:value="356">
                <text:p>356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12847222222222">
                <text:p>0.812847222222222</text:p>
              </table:table-cell>
              <table:table-cell office:value-type="float" office:value="NaN">
                <text:p>NaN</text:p>
              </table:table-cell>
              <table:table-cell office:value-type="float" office:value="217">
                <text:p>21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13888888888889">
                <text:p>0.813888888888889</text:p>
              </table:table-cell>
              <table:table-cell office:value-type="float" office:value="NaN">
                <text:p>NaN</text:p>
              </table:table-cell>
              <table:table-cell office:value-type="float" office:value="159">
                <text:p>15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15277777777778">
                <text:p>0.815277777777778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17013888888889">
                <text:p>0.817013888888889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18402777777778">
                <text:p>0.818402777777778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19791666666667">
                <text:p>0.819791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4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scatter" chart:style-name="ch1">
        <chart:legend chart:legend-position="end" svg:x="12.08cm" svg:y="3.706cm" style:legend-expansion="high" chart:style-name="ch2"/>
        <chart:plot-area chart:style-name="ch3" table:cell-range-address="Sheet4.B9:Sheet4.E35 Sheet4.C8:Sheet4.E8" chart:data-source-has-labels="row" svg:x="0.319cm" svg:y="0.18cm" svg:width="11.442cm" svg:height="8.646cm">
          <chartooo:coordinate-region svg:x="1.298cm" svg:y="0.379cm" svg:width="9.482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C9:Sheet4.C35" chart:label-cell-address="Sheet4.C8:Sheet4.C8" chart:class="chart:scatter">
            <chart:domain table:cell-range-address="Sheet4.B9:Sheet4.B35"/>
            <chart:data-point chart:repeated="27"/>
          </chart:series>
          <chart:series chart:style-name="ch8" chart:values-cell-range-address="Sheet4.D9:Sheet4.D35" chart:label-cell-address="Sheet4.D8:Sheet4.D8" chart:class="chart:scatter">
            <chart:data-point chart:repeated="27"/>
          </chart:series>
          <chart:series chart:style-name="ch9" chart:values-cell-range-address="Sheet4.E9:Sheet4.E35" chart:label-cell-address="Sheet4.E8:Sheet4.E8" chart:class="chart:scatter"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Sheet4.C8:Sheet4.C8</svg:desc>
                </draw:g>
              </table:table-cell>
              <table:table-cell office:value-type="string">
                <text:p>A (exhaust fan)</text:p>
                <draw:g>
                  <svg:desc>Sheet4.D8:Sheet4.D8</svg:desc>
                </draw:g>
              </table:table-cell>
              <table:table-cell office:value-type="string">
                <text:p>B (chamber wall)</text:p>
                <draw:g>
                  <svg:desc>Sheet4.E8:Sheet4.E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25520833333333">
                <text:p>0.825520833333333</text:p>
                <draw:g>
                  <svg:desc>Sheet4.B9:Sheet4.B35</svg:desc>
                </draw:g>
              </table:table-cell>
              <table:table-cell office:value-type="float" office:value="NaN">
                <text:p>NaN</text:p>
                <draw:g>
                  <svg:desc>Sheet4.C9:Sheet4.C35</svg:desc>
                </draw:g>
              </table:table-cell>
              <table:table-cell office:value-type="float" office:value="NaN">
                <text:p>NaN</text:p>
                <draw:g>
                  <svg:desc>Sheet4.D9:Sheet4.D35</svg:desc>
                </draw:g>
              </table:table-cell>
              <table:table-cell office:value-type="float" office:value="NaN">
                <text:p>NaN</text:p>
                <draw:g>
                  <svg:desc>Sheet4.E9:Sheet4.E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26041666666667">
                <text:p>0.826041666666667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26736111111111">
                <text:p>0.826736111111111</text:p>
              </table:table-cell>
              <table:table-cell office:value-type="float" office:value="NaN">
                <text:p>NaN</text:p>
              </table:table-cell>
              <table:table-cell office:value-type="float" office:value="87">
                <text:p>87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27083333333333">
                <text:p>0.827083333333333</text:p>
              </table:table-cell>
              <table:table-cell office:value-type="float" office:value="NaN">
                <text:p>NaN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27430555555556">
                <text:p>0.827430555555556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27777777777778">
                <text:p>0.827777777777778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28125">
                <text:p>0.828125</text:p>
              </table:table-cell>
              <table:table-cell office:value-type="float" office:value="NaN">
                <text:p>NaN</text:p>
              </table:table-cell>
              <table:table-cell office:value-type="float" office:value="185">
                <text:p>18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28472222222222">
                <text:p>0.828472222222222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29166666666667">
                <text:p>0.829166666666667</text:p>
              </table:table-cell>
              <table:table-cell office:value-type="float" office:value="NaN">
                <text:p>NaN</text:p>
              </table:table-cell>
              <table:table-cell office:value-type="float" office:value="291">
                <text:p>291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9861111111111">
                <text:p>0.829861111111111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30208333333333">
                <text:p>0.830208333333333</text:p>
              </table:table-cell>
              <table:table-cell office:value-type="float" office:value="NaN">
                <text:p>NaN</text:p>
              </table:table-cell>
              <table:table-cell office:value-type="float" office:value="340">
                <text:p>34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30555555555555">
                <text:p>0.830555555555555</text:p>
              </table:table-cell>
              <table:table-cell office:value-type="float" office:value="NaN">
                <text:p>NaN</text:p>
              </table:table-cell>
              <table:table-cell office:value-type="float" office:value="347">
                <text:p>347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3125">
                <text:p>0.83125</text:p>
              </table:table-cell>
              <table:table-cell office:value-type="float" office:value="NaN">
                <text:p>NaN</text:p>
              </table:table-cell>
              <table:table-cell office:value-type="float" office:value="354">
                <text:p>35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31597222222222">
                <text:p>0.831597222222222</text:p>
              </table:table-cell>
              <table:table-cell office:value-type="float" office:value="NaN">
                <text:p>NaN</text:p>
              </table:table-cell>
              <table:table-cell office:value-type="float" office:value="357">
                <text:p>35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32291666666667">
                <text:p>0.832291666666667</text:p>
              </table:table-cell>
              <table:table-cell office:value-type="float" office:value="NaN">
                <text:p>NaN</text:p>
              </table:table-cell>
              <table:table-cell office:value-type="float" office:value="368">
                <text:p>36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32638888888889">
                <text:p>0.832638888888889</text:p>
              </table:table-cell>
              <table:table-cell office:value-type="float" office:value="NaN">
                <text:p>NaN</text:p>
              </table:table-cell>
              <table:table-cell office:value-type="float" office:value="374">
                <text:p>374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33217592592593">
                <text:p>0.833217592592593</text:p>
              </table:table-cell>
              <table:table-cell office:value-type="float" office:value="NaN">
                <text:p>NaN</text:p>
              </table:table-cell>
              <table:table-cell office:value-type="float" office:value="383">
                <text:p>383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33680555555556">
                <text:p>0.833680555555556</text:p>
              </table:table-cell>
              <table:table-cell office:value-type="float" office:value="NaN">
                <text:p>NaN</text:p>
              </table:table-cell>
              <table:table-cell office:value-type="float" office:value="365">
                <text:p>36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34027777777778">
                <text:p>0.834027777777778</text:p>
              </table:table-cell>
              <table:table-cell office:value-type="float" office:value="NaN">
                <text:p>NaN</text:p>
              </table:table-cell>
              <table:table-cell office:value-type="float" office:value="350">
                <text:p>35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34722222222222">
                <text:p>0.834722222222222</text:p>
              </table:table-cell>
              <table:table-cell office:value-type="float" office:value="NaN">
                <text:p>NaN</text:p>
              </table:table-cell>
              <table:table-cell office:value-type="float" office:value="253">
                <text:p>25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35416666666667">
                <text:p>0.835416666666667</text:p>
              </table:table-cell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36111111111111">
                <text:p>0.836111111111111</text:p>
              </table:table-cell>
              <table:table-cell office:value-type="float" office:value="NaN">
                <text:p>NaN</text:p>
              </table:table-cell>
              <table:table-cell office:value-type="float" office:value="163">
                <text:p>16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36805555555556">
                <text:p>0.836805555555556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38194444444444">
                <text:p>0.838194444444444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39583333333333">
                <text:p>0.839583333333333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40972222222222">
                <text:p>0.840972222222222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4212962962963">
                <text:p>0.84212962962963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4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scatter" chart:style-name="ch1">
        <chart:legend chart:legend-position="end" svg:x="12.08cm" svg:y="3.706cm" style:legend-expansion="high" chart:style-name="ch2"/>
        <chart:plot-area chart:style-name="ch3" table:cell-range-address="Sheet5.B9:Sheet5.E45 Sheet5.C8:Sheet5.E8" chart:data-source-has-labels="row" svg:x="0.319cm" svg:y="0.18cm" svg:width="11.442cm" svg:height="8.646cm">
          <chartooo:coordinate-region svg:x="1.298cm" svg:y="0.379cm" svg:width="9.482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5.C9:Sheet5.C45" chart:label-cell-address="Sheet5.C8:Sheet5.C8" chart:class="chart:scatter">
            <chart:domain table:cell-range-address="Sheet5.B9:Sheet5.B45"/>
            <chart:data-point chart:repeated="37"/>
          </chart:series>
          <chart:series chart:style-name="ch8" chart:values-cell-range-address="Sheet5.D9:Sheet5.D45" chart:label-cell-address="Sheet5.D8:Sheet5.D8" chart:class="chart:scatter">
            <chart:data-point chart:repeated="37"/>
          </chart:series>
          <chart:series chart:style-name="ch9" chart:values-cell-range-address="Sheet5.E9:Sheet5.E45" chart:label-cell-address="Sheet5.E8:Sheet5.E8" chart:class="chart:scatter">
            <chart:data-point chart:repeated="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Sheet5.C8:Sheet5.C8</svg:desc>
                </draw:g>
              </table:table-cell>
              <table:table-cell office:value-type="string">
                <text:p>A (exhaust fan)</text:p>
                <draw:g>
                  <svg:desc>Sheet5.D8:Sheet5.D8</svg:desc>
                </draw:g>
              </table:table-cell>
              <table:table-cell office:value-type="string">
                <text:p>B (chamber wall)</text:p>
                <draw:g>
                  <svg:desc>Sheet5.E8:Sheet5.E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4837962962963">
                <text:p>0.84837962962963</text:p>
                <draw:g>
                  <svg:desc>Sheet5.B9:Sheet5.B45</svg:desc>
                </draw:g>
              </table:table-cell>
              <table:table-cell office:value-type="float" office:value="NaN">
                <text:p>NaN</text:p>
                <draw:g>
                  <svg:desc>Sheet5.C9:Sheet5.C45</svg:desc>
                </draw:g>
              </table:table-cell>
              <table:table-cell office:value-type="float" office:value="91">
                <text:p>91</text:p>
                <draw:g>
                  <svg:desc>Sheet5.D9:Sheet5.D45</svg:desc>
                </draw:g>
              </table:table-cell>
              <table:table-cell office:value-type="float" office:value="100">
                <text:p>100</text:p>
                <draw:g>
                  <svg:desc>Sheet5.E9:Sheet5.E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48784722222222">
                <text:p>0.848784722222222</text:p>
              </table:table-cell>
              <table:table-cell office:value-type="float" office:value="NaN">
                <text:p>NaN</text:p>
              </table:table-cell>
              <table:table-cell office:value-type="float" office:value="87">
                <text:p>8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48958333333333">
                <text:p>0.848958333333333</text:p>
              </table:table-cell>
              <table:table-cell office:value-type="float" office:value="NaN">
                <text:p>NaN</text:p>
              </table:table-cell>
              <table:table-cell office:value-type="float" office:value="87">
                <text:p>8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49305555555556">
                <text:p>0.849305555555556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49652777777778">
                <text:p>0.849652777777778</text:p>
              </table:table-cell>
              <table:table-cell office:value-type="float" office:value="NaN">
                <text:p>NaN</text:p>
              </table:table-cell>
              <table:table-cell office:value-type="float" office:value="87">
                <text:p>87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5">
                <text:p>0.85</text:p>
              </table:table-cell>
              <table:table-cell office:value-type="float" office:value="NaN">
                <text:p>NaN</text:p>
              </table:table-cell>
              <table:table-cell office:value-type="float" office:value="87">
                <text:p>87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50347222222222">
                <text:p>0.850347222222222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50694444444444">
                <text:p>0.850694444444444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51041666666667">
                <text:p>0.851041666666667</text:p>
              </table:table-cell>
              <table:table-cell office:value-type="float" office:value="NaN">
                <text:p>NaN</text:p>
              </table:table-cell>
              <table:table-cell office:value-type="float" office:value="163">
                <text:p>16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51388888888889">
                <text:p>0.851388888888889</text:p>
              </table:table-cell>
              <table:table-cell office:value-type="float" office:value="NaN">
                <text:p>NaN</text:p>
              </table:table-cell>
              <table:table-cell office:value-type="float" office:value="230">
                <text:p>23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51736111111111">
                <text:p>0.851736111111111</text:p>
              </table:table-cell>
              <table:table-cell office:value-type="float" office:value="NaN">
                <text:p>NaN</text:p>
              </table:table-cell>
              <table:table-cell office:value-type="float" office:value="264">
                <text:p>26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52430555555556">
                <text:p>0.852430555555556</text:p>
              </table:table-cell>
              <table:table-cell office:value-type="float" office:value="NaN">
                <text:p>NaN</text:p>
              </table:table-cell>
              <table:table-cell office:value-type="float" office:value="311">
                <text:p>311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52777777777778">
                <text:p>0.852777777777778</text:p>
              </table:table-cell>
              <table:table-cell office:value-type="float" office:value="NaN">
                <text:p>NaN</text:p>
              </table:table-cell>
              <table:table-cell office:value-type="float" office:value="327">
                <text:p>32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53125">
                <text:p>0.853125</text:p>
              </table:table-cell>
              <table:table-cell office:value-type="float" office:value="NaN">
                <text:p>NaN</text:p>
              </table:table-cell>
              <table:table-cell office:value-type="float" office:value="339">
                <text:p>33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53472222222222">
                <text:p>0.853472222222222</text:p>
              </table:table-cell>
              <table:table-cell office:value-type="float" office:value="NaN">
                <text:p>NaN</text:p>
              </table:table-cell>
              <table:table-cell office:value-type="float" office:value="347">
                <text:p>347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53819444444444">
                <text:p>0.853819444444444</text:p>
              </table:table-cell>
              <table:table-cell office:value-type="float" office:value="NaN">
                <text:p>NaN</text:p>
              </table:table-cell>
              <table:table-cell office:value-type="float" office:value="350">
                <text:p>35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NaN">
                <text:p>NaN</text:p>
              </table:table-cell>
              <table:table-cell office:value-type="float" office:value="354">
                <text:p>35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4513888888889">
                <text:p>0.854513888888889</text:p>
              </table:table-cell>
              <table:table-cell office:value-type="float" office:value="NaN">
                <text:p>NaN</text:p>
              </table:table-cell>
              <table:table-cell office:value-type="float" office:value="357">
                <text:p>35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54861111111111">
                <text:p>0.854861111111111</text:p>
              </table:table-cell>
              <table:table-cell office:value-type="float" office:value="NaN">
                <text:p>NaN</text:p>
              </table:table-cell>
              <table:table-cell office:value-type="float" office:value="363">
                <text:p>36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55208333333333">
                <text:p>0.855208333333333</text:p>
              </table:table-cell>
              <table:table-cell office:value-type="float" office:value="NaN">
                <text:p>NaN</text:p>
              </table:table-cell>
              <table:table-cell office:value-type="float" office:value="363">
                <text:p>36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55555555555556">
                <text:p>0.855555555555556</text:p>
              </table:table-cell>
              <table:table-cell office:value-type="float" office:value="NaN">
                <text:p>NaN</text:p>
              </table:table-cell>
              <table:table-cell office:value-type="float" office:value="372">
                <text:p>37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55902777777778">
                <text:p>0.855902777777778</text:p>
              </table:table-cell>
              <table:table-cell office:value-type="float" office:value="NaN">
                <text:p>NaN</text:p>
              </table:table-cell>
              <table:table-cell office:value-type="float" office:value="377">
                <text:p>377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56134259259259">
                <text:p>0.856134259259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5625">
                <text:p>0.85625</text:p>
              </table:table-cell>
              <table:table-cell office:value-type="float" office:value="NaN">
                <text:p>NaN</text:p>
              </table:table-cell>
              <table:table-cell office:value-type="float" office:value="384">
                <text:p>384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56597222222222">
                <text:p>0.856597222222222</text:p>
              </table:table-cell>
              <table:table-cell office:value-type="float" office:value="NaN">
                <text:p>NaN</text:p>
              </table:table-cell>
              <table:table-cell office:value-type="float" office:value="375">
                <text:p>375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56944444444444">
                <text:p>0.856944444444444</text:p>
              </table:table-cell>
              <table:table-cell office:value-type="float" office:value="NaN">
                <text:p>NaN</text:p>
              </table:table-cell>
              <table:table-cell office:value-type="float" office:value="356">
                <text:p>356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57291666666667">
                <text:p>0.857291666666667</text:p>
              </table:table-cell>
              <table:table-cell office:value-type="float" office:value="NaN">
                <text:p>NaN</text:p>
              </table:table-cell>
              <table:table-cell office:value-type="float" office:value="315">
                <text:p>31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57638888888889">
                <text:p>0.857638888888889</text:p>
              </table:table-cell>
              <table:table-cell office:value-type="float" office:value="NaN">
                <text:p>NaN</text:p>
              </table:table-cell>
              <table:table-cell office:value-type="float" office:value="260">
                <text:p>26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57986111111111">
                <text:p>0.857986111111111</text:p>
              </table:table-cell>
              <table:table-cell office:value-type="float" office:value="NaN">
                <text:p>NaN</text:p>
              </table:table-cell>
              <table:table-cell office:value-type="float" office:value="226">
                <text:p>226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58333333333333">
                <text:p>0.858333333333333</text:p>
              </table:table-cell>
              <table:table-cell office:value-type="float" office:value="NaN">
                <text:p>NaN</text:p>
              </table:table-cell>
              <table:table-cell office:value-type="float" office:value="201">
                <text:p>20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58680555555556">
                <text:p>0.858680555555556</text:p>
              </table:table-cell>
              <table:table-cell office:value-type="float" office:value="NaN">
                <text:p>NaN</text:p>
              </table:table-cell>
              <table:table-cell office:value-type="float" office:value="175">
                <text:p>17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59027777777778">
                <text:p>0.859027777777778</text:p>
              </table:table-cell>
              <table:table-cell office:value-type="float" office:value="NaN">
                <text:p>NaN</text:p>
              </table:table-cell>
              <table:table-cell office:value-type="float" office:value="166">
                <text:p>16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59722222222222">
                <text:p>0.859722222222222</text:p>
              </table:table-cell>
              <table:table-cell office:value-type="float" office:value="NaN">
                <text:p>NaN</text:p>
              </table:table-cell>
              <table:table-cell office:value-type="float" office:value="147">
                <text:p>14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61111111111111">
                <text:p>0.861111111111111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625">
                <text:p>0.8625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65162037037037">
                <text:p>0.865162037037037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4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scatter" chart:style-name="ch1">
        <chart:legend chart:legend-position="end" svg:x="12.08cm" svg:y="3.706cm" style:legend-expansion="high" chart:style-name="ch2"/>
        <chart:plot-area chart:style-name="ch3" table:cell-range-address="Sheet6.B9:Sheet6.B43 Sheet6.D8:Sheet6.F43" chart:data-source-has-labels="row" svg:x="0.319cm" svg:y="0.18cm" svg:width="11.442cm" svg:height="8.646cm">
          <chartooo:coordinate-region svg:x="1.298cm" svg:y="0.38cm" svg:width="9.482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6.D9:Sheet6.D43" chart:label-cell-address="Sheet6.D8:Sheet6.D8" chart:class="chart:scatter">
            <chart:domain table:cell-range-address="Sheet6.B9:Sheet6.B43"/>
            <chart:data-point chart:repeated="35"/>
          </chart:series>
          <chart:series chart:style-name="ch8" chart:values-cell-range-address="Sheet6.E9:Sheet6.E43" chart:label-cell-address="Sheet6.E8:Sheet6.E8" chart:class="chart:scatter">
            <chart:data-point chart:repeated="35"/>
          </chart:series>
          <chart:series chart:style-name="ch9" chart:values-cell-range-address="Sheet6.F9:Sheet6.F43" chart:label-cell-address="Sheet6.F8:Sheet6.F8" chart:class="chart:scatter">
            <chart:data-point chart:repeated="3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Sheet6.D8:Sheet6.D8</svg:desc>
                </draw:g>
              </table:table-cell>
              <table:table-cell office:value-type="string">
                <text:p>A (exhaust fan)</text:p>
                <draw:g>
                  <svg:desc>Sheet6.E8:Sheet6.E8</svg:desc>
                </draw:g>
              </table:table-cell>
              <table:table-cell office:value-type="string">
                <text:p>B (chamber wall)</text:p>
                <draw:g>
                  <svg:desc>Sheet6.F8:Sheet6.F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38888888888889">
                <text:p>0.438888888888889</text:p>
                <draw:g>
                  <svg:desc>Sheet6.B9:Sheet6.B43</svg:desc>
                </draw:g>
              </table:table-cell>
              <table:table-cell office:value-type="float" office:value="NaN">
                <text:p>NaN</text:p>
                <draw:g>
                  <svg:desc>Sheet6.D9:Sheet6.D43</svg:desc>
                </draw:g>
              </table:table-cell>
              <table:table-cell office:value-type="float" office:value="NaN">
                <text:p>NaN</text:p>
                <draw:g>
                  <svg:desc>Sheet6.E9:Sheet6.E43</svg:desc>
                </draw:g>
              </table:table-cell>
              <table:table-cell office:value-type="float" office:value="NaN">
                <text:p>NaN</text:p>
                <draw:g>
                  <svg:desc>Sheet6.F9:Sheet6.F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40104166666667">
                <text:p>0.440104166666667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40625">
                <text:p>0.440625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0972222222222">
                <text:p>0.440972222222222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1319444444444">
                <text:p>0.441319444444444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41666666666667">
                <text:p>0.441666666666667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42013888888889">
                <text:p>0.442013888888889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42361111111111">
                <text:p>0.442361111111111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42708333333333">
                <text:p>0.442708333333333</text:p>
              </table:table-cell>
              <table:table-cell office:value-type="float" office:value="NaN">
                <text:p>NaN</text:p>
              </table:table-cell>
              <table:table-cell office:value-type="float" office:value="177">
                <text:p>17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055555555555">
                <text:p>0.443055555555555</text:p>
              </table:table-cell>
              <table:table-cell office:value-type="float" office:value="NaN">
                <text:p>NaN</text:p>
              </table:table-cell>
              <table:table-cell office:value-type="float" office:value="230">
                <text:p>23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43402777777778">
                <text:p>0.443402777777778</text:p>
              </table:table-cell>
              <table:table-cell office:value-type="float" office:value="NaN">
                <text:p>NaN</text:p>
              </table:table-cell>
              <table:table-cell office:value-type="float" office:value="262">
                <text:p>26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4375">
                <text:p>0.44375</text:p>
              </table:table-cell>
              <table:table-cell office:value-type="float" office:value="NaN">
                <text:p>NaN</text:p>
              </table:table-cell>
              <table:table-cell office:value-type="float" office:value="285">
                <text:p>28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44097222222222">
                <text:p>0.444097222222222</text:p>
              </table:table-cell>
              <table:table-cell office:value-type="float" office:value="NaN">
                <text:p>NaN</text:p>
              </table:table-cell>
              <table:table-cell office:value-type="float" office:value="302">
                <text:p>30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NaN">
                <text:p>NaN</text:p>
              </table:table-cell>
              <table:table-cell office:value-type="float" office:value="320">
                <text:p>32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4791666666666">
                <text:p>0.444791666666666</text:p>
              </table:table-cell>
              <table:table-cell office:value-type="float" office:value="NaN">
                <text:p>NaN</text:p>
              </table:table-cell>
              <table:table-cell office:value-type="float" office:value="329">
                <text:p>32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5138888888889">
                <text:p>0.445138888888889</text:p>
              </table:table-cell>
              <table:table-cell office:value-type="float" office:value="NaN">
                <text:p>NaN</text:p>
              </table:table-cell>
              <table:table-cell office:value-type="float" office:value="336">
                <text:p>336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45486111111111">
                <text:p>0.445486111111111</text:p>
              </table:table-cell>
              <table:table-cell office:value-type="float" office:value="NaN">
                <text:p>NaN</text:p>
              </table:table-cell>
              <table:table-cell office:value-type="float" office:value="341">
                <text:p>34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45833333333333">
                <text:p>0.445833333333333</text:p>
              </table:table-cell>
              <table:table-cell office:value-type="float" office:value="NaN">
                <text:p>NaN</text:p>
              </table:table-cell>
              <table:table-cell office:value-type="float" office:value="345">
                <text:p>34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46180555555555">
                <text:p>0.446180555555555</text:p>
              </table:table-cell>
              <table:table-cell office:value-type="float" office:value="NaN">
                <text:p>NaN</text:p>
              </table:table-cell>
              <table:table-cell office:value-type="float" office:value="348">
                <text:p>34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46527777777777">
                <text:p>0.446527777777777</text:p>
              </table:table-cell>
              <table:table-cell office:value-type="float" office:value="NaN">
                <text:p>NaN</text:p>
              </table:table-cell>
              <table:table-cell office:value-type="float" office:value="350">
                <text:p>35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46875">
                <text:p>0.446875</text:p>
              </table:table-cell>
              <table:table-cell office:value-type="float" office:value="NaN">
                <text:p>NaN</text:p>
              </table:table-cell>
              <table:table-cell office:value-type="float" office:value="356">
                <text:p>356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47222222222222">
                <text:p>0.447222222222222</text:p>
              </table:table-cell>
              <table:table-cell office:value-type="float" office:value="NaN">
                <text:p>NaN</text:p>
              </table:table-cell>
              <table:table-cell office:value-type="float" office:value="363">
                <text:p>363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7743055555556">
                <text:p>0.447743055555556</text:p>
              </table:table-cell>
              <table:table-cell office:value-type="float" office:value="NaN">
                <text:p>NaN</text:p>
              </table:table-cell>
              <table:table-cell office:value-type="float" office:value="370">
                <text:p>37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47916666666666">
                <text:p>0.447916666666666</text:p>
              </table:table-cell>
              <table:table-cell office:value-type="float" office:value="NaN">
                <text:p>NaN</text:p>
              </table:table-cell>
              <table:table-cell office:value-type="float" office:value="374">
                <text:p>374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48263888888889">
                <text:p>0.448263888888889</text:p>
              </table:table-cell>
              <table:table-cell office:value-type="float" office:value="NaN">
                <text:p>NaN</text:p>
              </table:table-cell>
              <table:table-cell office:value-type="float" office:value="363">
                <text:p>363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49305555555555">
                <text:p>0.449305555555555</text:p>
              </table:table-cell>
              <table:table-cell office:value-type="float" office:value="NaN">
                <text:p>NaN</text:p>
              </table:table-cell>
              <table:table-cell office:value-type="float" office:value="253">
                <text:p>25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199">
                <text:p>19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52777777777778">
                <text:p>0.452777777777778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54166666666667">
                <text:p>0.454166666666667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54513888888889">
                <text:p>0.454513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4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scatter" chart:style-name="ch1">
        <chart:legend chart:legend-position="end" svg:x="12.08cm" svg:y="3.706cm" style:legend-expansion="high" chart:style-name="ch2"/>
        <chart:plot-area chart:style-name="ch3" table:cell-range-address="Sheet7.B9:Sheet7.B43 Sheet7.D8:Sheet7.F43" chart:data-source-has-labels="row" svg:x="0.319cm" svg:y="0.18cm" svg:width="11.442cm" svg:height="8.646cm">
          <chartooo:coordinate-region svg:x="1.298cm" svg:y="0.38cm" svg:width="9.482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7.D9:Sheet7.D43" chart:label-cell-address="Sheet7.D8:Sheet7.D8" chart:class="chart:scatter">
            <chart:domain table:cell-range-address="Sheet7.B9:Sheet7.B43"/>
            <chart:data-point chart:repeated="35"/>
          </chart:series>
          <chart:series chart:style-name="ch8" chart:values-cell-range-address="Sheet7.E9:Sheet7.E43" chart:label-cell-address="Sheet7.E8:Sheet7.E8" chart:class="chart:scatter">
            <chart:data-point chart:repeated="35"/>
          </chart:series>
          <chart:series chart:style-name="ch9" chart:values-cell-range-address="Sheet7.F9:Sheet7.F43" chart:label-cell-address="Sheet7.F8:Sheet7.F8" chart:class="chart:scatter">
            <chart:data-point chart:repeated="3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otes</text:p>
                <draw:g>
                  <svg:desc>Sheet7.D8:Sheet7.D8</svg:desc>
                </draw:g>
              </table:table-cell>
              <table:table-cell office:value-type="string">
                <text:p>A (exhaust fan)</text:p>
                <draw:g>
                  <svg:desc>Sheet7.E8:Sheet7.E8</svg:desc>
                </draw:g>
              </table:table-cell>
              <table:table-cell office:value-type="string">
                <text:p>B (chamber wall)</text:p>
                <draw:g>
                  <svg:desc>Sheet7.F8:Sheet7.F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58101851851852">
                <text:p>0.458101851851852</text:p>
                <draw:g>
                  <svg:desc>Sheet7.B9:Sheet7.B43</svg:desc>
                </draw:g>
              </table:table-cell>
              <table:table-cell office:value-type="float" office:value="NaN">
                <text:p>NaN</text:p>
                <draw:g>
                  <svg:desc>Sheet7.D9:Sheet7.D43</svg:desc>
                </draw:g>
              </table:table-cell>
              <table:table-cell office:value-type="float" office:value="NaN">
                <text:p>NaN</text:p>
                <draw:g>
                  <svg:desc>Sheet7.E9:Sheet7.E43</svg:desc>
                </draw:g>
              </table:table-cell>
              <table:table-cell office:value-type="float" office:value="NaN">
                <text:p>NaN</text:p>
                <draw:g>
                  <svg:desc>Sheet7.F9:Sheet7.F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59143518518519">
                <text:p>0.459143518518519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59722222222222">
                <text:p>0.459722222222222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60416666666667">
                <text:p>0.460416666666667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61111111111111">
                <text:p>0.461111111111111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61805555555556">
                <text:p>0.461805555555556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625">
                <text:p>0.4625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62847222222222">
                <text:p>0.462847222222222</text:p>
              </table:table-cell>
              <table:table-cell office:value-type="float" office:value="NaN">
                <text:p>NaN</text:p>
              </table:table-cell>
              <table:table-cell office:value-type="float" office:value="190">
                <text:p>19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63194444444444">
                <text:p>0.463194444444444</text:p>
              </table:table-cell>
              <table:table-cell office:value-type="float" office:value="NaN">
                <text:p>NaN</text:p>
              </table:table-cell>
              <table:table-cell office:value-type="float" office:value="249">
                <text:p>249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63368055555556">
                <text:p>0.463368055555556</text:p>
              </table:table-cell>
              <table:table-cell office:value-type="float" office:value="NaN">
                <text:p>NaN</text:p>
              </table:table-cell>
              <table:table-cell office:value-type="float" office:value="278">
                <text:p>27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64583333333333">
                <text:p>0.464583333333333</text:p>
              </table:table-cell>
              <table:table-cell office:value-type="float" office:value="NaN">
                <text:p>NaN</text:p>
              </table:table-cell>
              <table:table-cell office:value-type="float" office:value="336">
                <text:p>33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65277777777778">
                <text:p>0.465277777777778</text:p>
              </table:table-cell>
              <table:table-cell office:value-type="float" office:value="NaN">
                <text:p>NaN</text:p>
              </table:table-cell>
              <table:table-cell office:value-type="float" office:value="353">
                <text:p>353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65972222222222">
                <text:p>0.465972222222222</text:p>
              </table:table-cell>
              <table:table-cell office:value-type="float" office:value="NaN">
                <text:p>NaN</text:p>
              </table:table-cell>
              <table:table-cell office:value-type="float" office:value="357">
                <text:p>357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NaN">
                <text:p>NaN</text:p>
              </table:table-cell>
              <table:table-cell office:value-type="float" office:value="361">
                <text:p>36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67361111111111">
                <text:p>0.467361111111111</text:p>
              </table:table-cell>
              <table:table-cell office:value-type="float" office:value="NaN">
                <text:p>NaN</text:p>
              </table:table-cell>
              <table:table-cell office:value-type="float" office:value="363">
                <text:p>363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68055555555556">
                <text:p>0.468055555555556</text:p>
              </table:table-cell>
              <table:table-cell office:value-type="float" office:value="NaN">
                <text:p>NaN</text:p>
              </table:table-cell>
              <table:table-cell office:value-type="float" office:value="368">
                <text:p>368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68229166666667">
                <text:p>0.468229166666667</text:p>
              </table:table-cell>
              <table:table-cell office:value-type="float" office:value="NaN">
                <text:p>NaN</text:p>
              </table:table-cell>
              <table:table-cell office:value-type="float" office:value="372">
                <text:p>37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68576388888889">
                <text:p>0.468576388888889</text:p>
              </table:table-cell>
              <table:table-cell office:value-type="float" office:value="NaN">
                <text:p>NaN</text:p>
              </table:table-cell>
              <table:table-cell office:value-type="float" office:value="375">
                <text:p>37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69097222222222">
                <text:p>0.469097222222222</text:p>
              </table:table-cell>
              <table:table-cell office:value-type="float" office:value="NaN">
                <text:p>NaN</text:p>
              </table:table-cell>
              <table:table-cell office:value-type="float" office:value="379">
                <text:p>37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69444444444444">
                <text:p>0.469444444444444</text:p>
              </table:table-cell>
              <table:table-cell office:value-type="float" office:value="NaN">
                <text:p>NaN</text:p>
              </table:table-cell>
              <table:table-cell office:value-type="float" office:value="377">
                <text:p>377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70138888888889">
                <text:p>0.470138888888889</text:p>
              </table:table-cell>
              <table:table-cell office:value-type="float" office:value="NaN">
                <text:p>NaN</text:p>
              </table:table-cell>
              <table:table-cell office:value-type="float" office:value="352">
                <text:p>352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2916666666667">
                <text:p>0.472916666666667</text:p>
              </table:table-cell>
              <table:table-cell office:value-type="float" office:value="NaN">
                <text:p>NaN</text:p>
              </table:table-cell>
              <table:table-cell office:value-type="float" office:value="156">
                <text:p>15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4305555555556">
                <text:p>0.474305555555556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75694444444444">
                <text:p>0.475694444444444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